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Table1" style:family="table" style:master-page-name="">
      <style:table-properties style:width="6.6931in" style:page-number="auto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2" style:family="table" style:master-page-name="">
      <style:table-properties style:width="6.6931in" style:page-number="auto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 style:master-page-name="">
      <style:table-properties style:width="6.6931in" style:page-number="auto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1cee83" officeooo:paragraph-rsid="000783af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loext:graphic-properties draw:fill="none"/>
      <style:paragraph-properties fo:margin-left="0in" fo:margin-right="0in" fo:text-indent="0.1866in" style:auto-text-indent="false" fo:background-color="transparent"/>
      <style:text-properties style:font-name="times new roman" fo:font-size="14pt" fo:language="zxx" fo:country="none" officeooo:rsid="001cee83" officeooo:paragraph-rsid="000783af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079545" officeooo:paragraph-rsid="00079545" style:font-size-asian="12.25pt" style:language-asian="zxx" style:country-asian="none" style:font-size-complex="14pt" style:language-complex="zxx" style:country-complex="none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09ece8" officeooo:paragraph-rsid="0009ece8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Standard" style:master-page-name="">
      <style:paragraph-properties fo:text-align="center" style:justify-single-word="false" style:page-number="auto"/>
      <style:text-properties fo:font-size="14pt" fo:language="zxx" fo:country="none" officeooo:rsid="0018f712" officeooo:paragraph-rsid="000783af" style:font-size-asian="12.25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size="14pt" fo:language="zxx" fo:country="none" officeooo:rsid="0018f712" officeooo:paragraph-rsid="000783af" style:font-size-asian="12.25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size="14pt" fo:language="zxx" fo:country="none" officeooo:rsid="001946d2" officeooo:paragraph-rsid="000783af" style:font-size-asian="12.25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 fo:line-height="200%" fo:text-align="center" style:justify-single-word="false"/>
      <style:text-properties fo:font-size="14pt" fo:language="zxx" fo:country="none" officeooo:rsid="001946d2" officeooo:paragraph-rsid="000783af" style:font-size-asian="12.25pt" style:language-asian="zxx" style:country-asian="none" style:font-size-complex="14pt" style:language-complex="zxx" style:country-complex="none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Courier new" fo:font-size="14pt" fo:language="zxx" fo:country="none" officeooo:rsid="001cee83" officeooo:paragraph-rsid="000783af" style:font-size-asian="12.25pt" style:language-asian="zxx" style:country-asian="none" style:font-size-complex="14pt" style:language-complex="zxx" style:country-complex="none"/>
    </style:style>
    <style:style style:name="P10" style:family="paragraph" style:parent-style-name="Standard">
      <loext:graphic-properties draw:fill="none"/>
      <style:paragraph-properties fo:margin-left="0in" fo:margin-right="0in" fo:text-indent="0.1866in" style:auto-text-indent="false" fo:background-color="transparent"/>
      <style:text-properties style:font-name="Courier new" fo:font-size="14pt" fo:language="zxx" fo:country="none" officeooo:rsid="001cee83" officeooo:paragraph-rsid="000783af" style:font-size-asian="12.25pt" style:language-asian="zxx" style:country-asian="none" style:font-size-complex="14pt" style:language-complex="zxx" style:country-complex="none"/>
    </style:style>
    <style:style style:name="P1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Courier new" fo:font-size="11pt" fo:language="zxx" fo:country="none" officeooo:rsid="001cee83" officeooo:paragraph-rsid="0007ae6c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loext:graphic-properties draw:fill="none"/>
      <style:paragraph-properties fo:margin-left="0.1252in" fo:margin-right="0.1252in" fo:text-align="start" style:justify-single-word="false" fo:orphans="0" fo:widows="0" fo:text-indent="0.1252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loext:graphic-properties draw:fill="none"/>
      <style:paragraph-properties fo:margin-left="0.1252in" fo:margin-right="0.1866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officeooo:rsid="001946d2"/>
    </style:style>
    <style:style style:name="T3" style:family="text">
      <style:text-properties officeooo:rsid="001c393f"/>
    </style:style>
    <style:style style:name="T4" style:family="text">
      <style:text-properties officeooo:rsid="000783af"/>
    </style:style>
    <style:style style:name="T5" style:family="text">
      <style:text-properties officeooo:rsid="0007d459"/>
    </style:style>
    <style:style style:name="T6" style:family="text">
      <style:text-properties fo:color="#000000" loext:opacity="100%" style:font-name="Times New Roman" fo:font-size="14pt" fo:font-weight="bold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background-color="#ffffff" loext:char-shading-value="0" style:font-size-asian="14pt" style:font-name-complex="Times New Roman"/>
    </style:style>
    <style:style style:name="T8" style:family="text">
      <style:text-properties fo:color="#000000" loext:opacity="100%" style:font-name="Times New Roman" fo:font-weight="bold" fo:background-color="#ffffff" loext:char-shading-value="0" style:font-size-asian="14pt" style:font-weight-asian="bold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УО <text:span text:style-name="T1">«</text:span>Белорусский государственный технологический университет<text:span text:style-name="T1">»</text:span></text:p>
      <text:p text:style-name="P6">Кафедра Программной инженерии</text:p>
      <text:p text:style-name="P6">Учебная дисциплина «<text:span text:style-name="T2">Основы Алгоритмизации и программирования</text:span>»</text:p>
      <text:p text:style-name="P7">Новиков Глеб Сергеевич</text:p>
      <text:p text:style-name="P8">Лабораторная работа №<text:span text:style-name="T3">1</text:span><text:span text:style-name="T4">1</text:span>, Вариант 9</text:p>
      <text:p text:style-name="P1">1. Изучить принцип работы программы: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#include &lt;iostream&gt;</text:p>
            <text:p text:style-name="P11"/>
            <text:p text:style-name="P11">using namespace std;</text:p>
            <text:p text:style-name="P11">struct Node</text:p>
            <text:p text:style-name="P11">{<text:tab/>int data; <text:s text:c="12"/>//Информационное поле</text:p>
            <text:p text:style-name="P11"><text:tab/>Node *left, *right; <text:s text:c="2"/>//Указатели на левую и правую ветви дерева</text:p>
            <text:p text:style-name="P11">};</text:p>
            <text:p text:style-name="P11">Node* tree = nullptr;</text:p>
            <text:p text:style-name="P11"/>
            <text:p text:style-name="P11">void insert(int a, Node **t) <text:s/>//Добавление элемента a </text:p>
            <text:p text:style-name="P11">{<text:tab/>if ((*t)==NULL) <text:s text:c="13"/>//если дерева нет, то создается элемент</text:p>
            <text:p text:style-name="P11"><text:tab/>{<text:tab/>(*t) = new Node; </text:p>
            <text:p text:style-name="P11"><text:tab/><text:tab/>(*t)-&gt;data = a; </text:p>
            <text:p text:style-name="P11"><text:tab/><text:tab/>(*t)-&gt;left = (*t)-&gt;right = NULL; <text:s/></text:p>
            <text:p text:style-name="P11"><text:tab/><text:tab/>return;</text:p>
            <text:p text:style-name="P11"><text:tab/>} </text:p>
            <text:p text:style-name="P11"><text:tab/>if (a &gt; (*t)-&gt;data) <text:s/>//дерево есть, если а больше текущего</text:p>
            <text:p text:style-name="P11"><text:tab/><text:tab/>insert(a, &amp;(*t)-&gt;right); <text:s/>//то элемент помещается вправо</text:p>
            <text:p text:style-name="P11"><text:tab/>else </text:p>
            <text:p text:style-name="P11"><text:tab/><text:tab/>insert(a, &amp;(*t)-&gt;left); <text:s text:c="2"/>//иначе - влево</text:p>
            <text:p text:style-name="P11">}</text:p>
            <text:p text:style-name="P11"/>
            <text:p text:style-name="P11">void print(Node *t, int u) <text:s text:c="3"/>//Вывод на экран</text:p>
            <text:p text:style-name="P11">{<text:tab/>if (t == NULL) <text:s/>return; <text:s text:c="2"/></text:p>
            <text:p text:style-name="P11"><text:s text:c="5"/>else</text:p>
            <text:p text:style-name="P11"><text:tab/>{<text:tab/>print(t-&gt;left, ++u); <text:s text:c="4"/>//левое поддерево</text:p>
            <text:p text:style-name="P11"><text:tab/><text:tab/>for (int i = 0; i &lt; u; ++i)</text:p>
            <text:p text:style-name="P11"><text:tab/><text:tab/><text:tab/>cout &lt;&lt; "|";</text:p>
            <text:p text:style-name="P11"><text:tab/><text:tab/>cout &lt;&lt; t-&gt;data &lt;&lt; endl; <text:s text:c="2"/></text:p>
            <text:p text:style-name="P11"><text:tab/><text:tab/>u--;</text:p>
            <text:p text:style-name="P11"><text:tab/>}</text:p>
            <text:p text:style-name="P11"><text:tab/>print(t-&gt;right, ++u); <text:s text:c="9"/>// правое поддерево</text:p>
            <text:p text:style-name="P11">}</text:p>
            <text:p text:style-name="P11"/>
            <text:p text:style-name="P11">int main()</text:p>
            <text:p text:style-name="P11">{<text:tab/>setlocale(LC_CTYPE, "Russian");</text:p>
            <text:p text:style-name="P11"><text:tab/>int count, temp;</text:p>
            <text:p text:style-name="P11"><text:tab/>cout &lt;&lt; "Введите количество элементов <text:s/>"; cin &gt;&gt; count;</text:p>
            <text:p text:style-name="P11"><text:tab/>for (int i = 0; i&lt;count; ++i)</text:p>
            <text:p text:style-name="P11"><text:tab/>{<text:tab/>cout &lt;&lt; "Введите число <text:s/>";<text:tab/>cin &gt;&gt; temp;</text:p>
            <text:p text:style-name="P11"><text:tab/><text:tab/>insert(temp, &amp;tree);</text:p>
            <text:p text:style-name="P11"><text:tab/>}</text:p>
            <text:p text:style-name="P11"><text:tab/>cout &lt;&lt; "ваше дерево\n";</text:p>
            <text:p text:style-name="P11"><text:tab/>print(tree, 0);</text:p>
            <text:p text:style-name="P11"><text:tab/>getchar();</text:p>
            <text:p text:style-name="P11">}</text:p>
          </table:table-cell>
        </table:table-row>
      </table:table>
      <text:p text:style-name="P2"><text:soft-page-break/></text:p>
      <text:p text:style-name="P3">2. Выполнить программу и написать комментарии к операторам:</text:p>
      <table:table table:name="Table2" table:style-name="Table2" table:template-name="Default Style">
        <table:table-column table:style-name="Table2.A"/>
        <table:table-row>
          <table:table-cell table:style-name="Table2.A1" office:value-type="string">
            <text:p text:style-name="P13">#include &lt;iostream&gt;</text:p>
            <text:p text:style-name="P13"/>
            <text:p text:style-name="P13">using namespace std;</text:p>
            <text:p text:style-name="P13">struct Tree <text:s text:c="9"/>//дерево</text:p>
            <text:p text:style-name="P13">{ <text:s text:c="2"/>int key; <text:s text:c="8"/>//ключ</text:p>
            <text:p text:style-name="P13"><text:s text:c="4"/>char text[5]; <text:s text:c="3"/>//текст - не более 4 букв</text:p>
            <text:p text:style-name="P13"><text:s text:c="4"/>Tree *Left, *Right;</text:p>
            <text:p text:style-name="P13">};</text:p>
            <text:p text:style-name="P13"/>
            <text:p text:style-name="P13">Tree* makeTree(Tree *Root); <text:s text:c="6"/>//Создание дерева</text:p>
            <text:p text:style-name="P13">Tree* list(int i, char *s); <text:s text:c="6"/>//Создание нового элемента</text:p>
            <text:p text:style-name="P13">Tree* insertElem(Tree *Root, int key, char *s); <text:s/>//Добавление нового элемента</text:p>
            <text:p text:style-name="P13">Tree* search(Tree* n, int key); <text:s text:c="2"/>//Поиск элемента по ключу </text:p>
            <text:p text:style-name="P13">Tree* delet(Tree *Root, int key); //Удаление элемента по ключу</text:p>
            <text:p text:style-name="P13">int view(Tree *t, int level); <text:s text:c="4"/>//Вывод дерева </text:p>
            <text:p text:style-name="P13">int count(Tree *t, char letter); <text:s/>//Подсчет количества слов</text:p>
            <text:p text:style-name="P13">bool delAll(Tree *t); <text:s text:c="12"/>//Очистка дерева</text:p>
            <text:p text:style-name="P13"/>
            <text:p text:style-name="P13">int c = 0; <text:s text:c="8"/>//количество слов</text:p>
            <text:p text:style-name="P13">Tree *Root = NULL; <text:tab/>//указатель на корень</text:p>
            <text:p text:style-name="P13"/>
            <text:p text:style-name="P13">int main()</text:p>
            <text:p text:style-name="P13">{ <text:s/>setlocale(0, "Russian");</text:p>
            <text:p text:style-name="P13"><text:tab/>int key, choice, n; </text:p>
            <text:p text:style-name="P13"><text:s text:c="3"/>Tree *rc; char s[5], letter;<text:tab/></text:p>
            <text:p text:style-name="P13"><text:tab/>for (;;)</text:p>
            <text:p text:style-name="P13"><text:s text:c="4"/>{<text:tab/>cout&lt;&lt;"1 -<text:tab/>создание дерева\n";</text:p>
            <text:p text:style-name="P13"><text:tab/><text:tab/>cout&lt;&lt;"2 -<text:tab/>добавление элемента\n";</text:p>
            <text:p text:style-name="P13"><text:tab/><text:tab/>cout&lt;&lt;"3 -<text:tab/>поиск по ключу\n";</text:p>
            <text:p text:style-name="P13"><text:tab/><text:tab/>cout&lt;&lt;"4 -<text:tab/>удаление элемента\n";</text:p>
            <text:p text:style-name="P13"><text:tab/><text:tab/>cout&lt;&lt;"5 -<text:tab/>вывод дерева\n";</text:p>
            <text:p text:style-name="P13"><text:tab/><text:tab/>cout&lt;&lt;"6 -<text:tab/>подсчет количества букв\n";</text:p>
            <text:p text:style-name="P13"><text:tab/><text:tab/>cout&lt;&lt;"7 -<text:tab/>очистка дерева\n";</text:p>
            <text:p text:style-name="P13"><text:tab/><text:tab/>cout&lt;&lt;"8 -<text:tab/>выход\n";</text:p>
            <text:p text:style-name="P13"><text:tab/><text:tab/>cout&lt;&lt;"ваш выбор?\n"; </text:p>
            <text:p text:style-name="P13"><text:tab/><text:tab/>cin&gt;&gt;choice;</text:p>
            <text:p text:style-name="P13"><text:tab/><text:tab/>cout&lt;&lt;"\n"; </text:p>
            <text:p text:style-name="P13"><text:tab/><text:tab/>switch (choice)</text:p>
            <text:p text:style-name="P13"><text:tab/><text:tab/>{<text:tab/>case 1: <text:s/>Root = makeTree(Root);<text:tab/>break;</text:p>
            <text:p text:style-name="P13"><text:tab/><text:tab/><text:tab/>case 2: <text:s/>cout &lt;&lt; "\nВведите ключ: "; </text:p>
            <text:p text:style-name="P13"><text:s text:c="23"/>cin &gt;&gt; key;</text:p>
            <text:p text:style-name="P13"><text:tab/><text:tab/><text:tab/><text:tab/> <text:s text:c="3"/>cout &lt;&lt; "Введите слово: "; </text:p>
            <text:p text:style-name="P13"><text:s text:c="23"/>cin &gt;&gt; s;</text:p>
            <text:p text:style-name="P13"><text:tab/><text:tab/><text:tab/><text:tab/> <text:s text:c="3"/>insertElem(Root, key, s); break;</text:p>
            <text:p text:style-name="P13"><text:tab/><text:tab/><text:tab/>case 3: <text:s/>cout &lt;&lt; "\nВведите ключ: "; <text:s/></text:p>
            <text:p text:style-name="P13"><text:s text:c="23"/>cin &gt;&gt; key;</text:p>
            <text:p text:style-name="P13"><text:tab/><text:tab/><text:tab/><text:tab/> <text:s text:c="3"/>rc = search(Root, key); </text:p>
            <text:p text:style-name="P13"><text:tab/><text:tab/><text:tab/><text:tab/> <text:s text:c="3"/>cout &lt;&lt; "Найденное слово= "; </text:p>
            <text:p text:style-name="P13"><text:tab/><text:tab/><text:tab/><text:tab/> <text:s text:c="3"/>puts(rc-&gt;text); break;</text:p>
            <text:p text:style-name="P13"><text:tab/><text:tab/><text:tab/>case 4: <text:s/>cout &lt;&lt; "\nВведите удаляемый ключ: "; </text:p>
            <text:p text:style-name="P13"><text:s text:c="23"/>cin &gt;&gt; key;</text:p>
            <text:p text:style-name="P13"><text:tab/><text:tab/><text:tab/><text:tab/> <text:s text:c="3"/>Root = delet(Root, key); <text:s/>break;</text:p>
            <text:p text:style-name="P13"><text:tab/><text:tab/><text:tab/>case 5: <text:s/>if(Root-&gt;key &gt;= 0) </text:p>
            <text:p text:style-name="P13"><text:tab/><text:tab/><text:tab/><text:tab/> <text:s text:c="3"/>{ <text:s/>cout &lt;&lt; "Дерево повернуто на 90 град. <text:soft-page-break/>влево" &lt;&lt; endl;</text:p>
            <text:p text:style-name="P13"><text:tab/><text:tab/><text:tab/><text:tab/> <text:s text:c="6"/>view(Root, 0); </text:p>
            <text:p text:style-name="P13"><text:tab/><text:tab/><text:tab/><text:tab/> <text:s text:c="3"/>}</text:p>
            <text:p text:style-name="P13"><text:tab/><text:tab/><text:tab/><text:tab/> <text:s text:c="3"/>else cout&lt;&lt;"Дерево пустое\n"; break;<text:tab/> <text:s text:c="2"/></text:p>
            <text:p text:style-name="P13"><text:tab/><text:tab/><text:tab/>case 6: <text:s/>cout &lt;&lt; "\nВведите букву: "; </text:p>
            <text:p text:style-name="P13"><text:s text:c="23"/>cin &gt;&gt; letter; </text:p>
            <text:p text:style-name="P13"><text:tab/><text:tab/><text:tab/><text:tab/> <text:s text:c="3"/>n = count(Root, letter);<text:tab/></text:p>
            <text:p text:style-name="P13"><text:tab/><text:tab/><text:tab/><text:tab/> <text:s text:c="3"/>cout &lt;&lt;"Количество слов, начинающихся с буквы "&lt;&lt; letter; </text:p>
            <text:p text:style-name="P13"><text:s text:c="23"/>cout &lt;&lt; " равно " &lt;&lt; n &lt;&lt; endl; break;</text:p>
            <text:p text:style-name="P13"><text:tab/><text:tab/><text:tab/>case 7: <text:s/>delAll(Root); break;</text:p>
            <text:p text:style-name="P13"><text:tab/><text:tab/><text:tab/>case 8: <text:s/>exit(0);</text:p>
            <text:p text:style-name="P13"><text:tab/><text:tab/>}</text:p>
            <text:p text:style-name="P13"><text:tab/>}</text:p>
            <text:p text:style-name="P13">}</text:p>
            <text:p text:style-name="P13"/>
            <text:p text:style-name="P13">Tree* makeTree(Tree *Root) <text:s text:c="3"/>//Создание дерева</text:p>
            <text:p text:style-name="P13">{ <text:s/><text:tab/>int key; char s[5];</text:p>
            <text:p text:style-name="P13"><text:tab/>cout&lt;&lt;"Конец ввода - отрицательное число\n\n"; <text:s text:c="2"/></text:p>
            <text:p text:style-name="P13"><text:tab/>if ( Root == NULL )<text:tab/>// если дерево не создано</text:p>
            <text:p text:style-name="P13"><text:tab/>{ <text:s text:c="4"/>cout &lt;&lt; "Введите ключ корня: "; </text:p>
            <text:p text:style-name="P13"><text:s text:c="9"/>cin &gt;&gt; key;<text:tab/></text:p>
            <text:p text:style-name="P13"><text:tab/><text:tab/>cout &lt;&lt; "Введите слово корня: "; </text:p>
            <text:p text:style-name="P13"><text:s text:c="9"/>cin &gt;&gt; s;</text:p>
            <text:p text:style-name="P13"><text:tab/><text:tab/>Root = list(key, s);<text:tab/>// установка указателя на корень</text:p>
            <text:p text:style-name="P13"><text:tab/>} <text:s text:c="12"/></text:p>
            <text:p text:style-name="P13"><text:tab/>while(1) <text:s text:c="15"/>//добавление элементов</text:p>
            <text:p text:style-name="P13"><text:tab/>{<text:tab/>cout &lt;&lt; "\nВведите ключ: "; <text:s/></text:p>
            <text:p text:style-name="P13"><text:s text:c="9"/>cin &gt;&gt; key; <text:s text:c="2"/></text:p>
            <text:p text:style-name="P13"><text:tab/><text:tab/>if <text:s/>(key &lt; 0) break; <text:s text:c="6"/>//признак выхода (ключ &lt; 0) <text:s text:c="2"/></text:p>
            <text:p text:style-name="P13"><text:tab/><text:tab/>cout &lt;&lt; "Введите слово: "; <text:s/></text:p>
            <text:p text:style-name="P13"><text:s text:c="9"/>cin &gt;&gt; s; <text:s/></text:p>
            <text:p text:style-name="P13"><text:tab/><text:tab/>insertElem(Root, key, s); </text:p>
            <text:p text:style-name="P13"><text:tab/>}<text:tab/></text:p>
            <text:p text:style-name="P13"><text:tab/>return Root;</text:p>
            <text:p text:style-name="P13">}</text:p>
            <text:p text:style-name="P13"><text:s/></text:p>
            <text:p text:style-name="P13">Tree* list(int i, char *s) <text:s text:c="4"/>//Создание нового элемента</text:p>
            <text:p text:style-name="P13">{ <text:s/>Tree *t = <text:s/>new Tree[sizeof(Tree)]; //Инициализируем новый листик</text:p>
            <text:p text:style-name="P13"><text:s text:c="3"/>t -&gt; key = i;</text:p>
            <text:p text:style-name="P13"><text:s text:c="3"/>for(i = 0; <text:s/>i &lt; 5; <text:s/>i++)<text:tab/> <text:s text:c="3"/></text:p>
            <text:p text:style-name="P13"><text:s text:c="7"/>*((t -&gt; text)+i) = *(s+i); <text:s/>//копируем строку символ за символом</text:p>
            <text:p text:style-name="P13"><text:s text:c="3"/>t -&gt; Left = t -&gt; Right = NULL; //инициализируем указатели на следующие листы</text:p>
            <text:p text:style-name="P13"><text:s text:c="3"/>return t;</text:p>
            <text:p text:style-name="P13">}</text:p>
            <text:p text:style-name="P13"/>
            <text:p text:style-name="P13">Tree* insertElem(Tree *t, int key, char *s) <text:s/>//Добавление нового элемента</text:p>
            <text:p text:style-name="P13">{ <text:s text:c="2"/>Tree *Prev;<text:tab/> <text:s text:c="5"/>// Prev - элемент перед текущим</text:p>
            <text:p text:style-name="P13"><text:s text:c="4"/>int find = 0; <text:s text:c="7"/>// признак поиска</text:p>
            <text:p text:style-name="P13"><text:tab/> while (t &amp;&amp; ! find)</text:p>
            <text:p text:style-name="P13"><text:tab/> { <text:s text:c="2"/>Prev = t;</text:p>
            <text:p text:style-name="P13"><text:tab/><text:tab/>if(key == t-&gt;key)</text:p>
            <text:p text:style-name="P13"><text:tab/><text:tab/><text:tab/>find = 1;<text:tab/> <text:s text:c="2"/>//ключи должны быть уникальны</text:p>
            <text:p text:style-name="P13"><text:tab/><text:tab/>else</text:p>
            <text:p text:style-name="P13"><text:soft-page-break/><text:tab/><text:tab/><text:tab/>if (key &lt; t -&gt; key) </text:p>
            <text:p text:style-name="P13"><text:s text:c="19"/>t = t -&gt; Left;</text:p>
            <text:p text:style-name="P13"><text:tab/><text:tab/><text:tab/>else </text:p>
            <text:p text:style-name="P13"><text:s text:c="19"/>t = t -&gt; Right;</text:p>
            <text:p text:style-name="P13"><text:tab/> }</text:p>
            <text:p text:style-name="P13"><text:tab/> if (! find) <text:s text:c="13"/>//найдено место с адресом Prev</text:p>
            <text:p text:style-name="P13"><text:tab/> { <text:s text:c="2"/>t = list(key, s); <text:s text:c="10"/>//создается новый узел </text:p>
            <text:p text:style-name="P13"><text:tab/> <text:s text:c="4"/>if (key &lt; Prev -&gt; key ) <text:s text:c="4"/>// и присоединяется либо </text:p>
            <text:p text:style-name="P13"><text:tab/><text:tab/><text:tab/>Prev -&gt; Left = t; <text:s text:c="4"/>//переход на левую ветвь,</text:p>
            <text:p text:style-name="P13"><text:tab/><text:tab/>else </text:p>
            <text:p text:style-name="P13"><text:tab/><text:tab/><text:tab/>Prev -&gt; Right = t; <text:s text:c="3"/>// либо на правую </text:p>
            <text:p text:style-name="P13"><text:tab/> }<text:tab/><text:tab/></text:p>
            <text:p text:style-name="P13"><text:tab/> return t;</text:p>
            <text:p text:style-name="P13">}</text:p>
            <text:p text:style-name="P13"/>
            <text:p text:style-name="P13">Tree* delet(Tree *Root, int key) <text:s/>//Удаление элемента по ключу</text:p>
            <text:p text:style-name="P13">{<text:tab/>// Del, Prev_Del - удаляемый элемент и его предыдущий;</text:p>
            <text:p text:style-name="P13"><text:tab/>// R, Prev_R - элемент, на который заменяется удаленный, и его родитель; </text:p>
            <text:p text:style-name="P13"><text:tab/>Tree *Del, *Prev_Del, *R, *Prev_R;</text:p>
            <text:p text:style-name="P13"><text:tab/>Del = Root;</text:p>
            <text:p text:style-name="P13"><text:tab/>Prev_Del = NULL;</text:p>
            <text:p text:style-name="P13"><text:tab/>while (Del != NULL &amp;&amp; Del -&gt; key != key)//поиск элемента и его родителя </text:p>
            <text:p text:style-name="P13"><text:tab/>{ <text:s text:c="2"/>Prev_Del = Del;</text:p>
            <text:p text:style-name="P13"><text:tab/><text:tab/>if (Del-&gt;key &gt; key) </text:p>
            <text:p text:style-name="P13"><text:tab/><text:tab/><text:tab/>Del = Del-&gt;Left; </text:p>
            <text:p text:style-name="P13"><text:tab/><text:tab/>else </text:p>
            <text:p text:style-name="P13"><text:tab/><text:tab/><text:tab/>Del = Del-&gt;Right;</text:p>
            <text:p text:style-name="P13"><text:tab/>}</text:p>
            <text:p text:style-name="P13"><text:tab/>if (Del == NULL) <text:s text:c="13"/>// элемент не найден</text:p>
            <text:p text:style-name="P13"><text:tab/>{ <text:s text:c="2"/>puts("\nНет такого ключа");</text:p>
            <text:p text:style-name="P13"><text:tab/> <text:s text:c="3"/>return Root;</text:p>
            <text:p text:style-name="P13"><text:tab/>}</text:p>
            <text:p text:style-name="P13"><text:tab/>if (Del -&gt; Right == NULL) <text:s text:c="4"/>// поиск элемента R для замены</text:p>
            <text:p text:style-name="P13"><text:tab/><text:tab/>R = Del-&gt;Left;</text:p>
            <text:p text:style-name="P13"><text:tab/>else</text:p>
            <text:p text:style-name="P13"><text:tab/><text:tab/>if (Del -&gt; Left == NULL) </text:p>
            <text:p text:style-name="P13"><text:tab/><text:tab/><text:tab/>R = Del-&gt;Right; </text:p>
            <text:p text:style-name="P13"><text:tab/><text:tab/>else </text:p>
            <text:p text:style-name="P13"><text:tab/><text:tab/>{<text:tab/>Prev_R = Del; <text:s text:c="5"/>//поиск самого правого элемента в левом поддереве</text:p>
            <text:p text:style-name="P13"><text:tab/><text:tab/><text:tab/>R = Del-&gt;Left;</text:p>
            <text:p text:style-name="P13"><text:tab/><text:tab/><text:tab/>while (R-&gt;Right != NULL) </text:p>
            <text:p text:style-name="P13"><text:tab/><text:tab/><text:tab/>{ <text:tab/>Prev_R = R;</text:p>
            <text:p text:style-name="P13"><text:tab/><text:tab/><text:tab/><text:tab/>R = R-&gt;Right;</text:p>
            <text:p text:style-name="P13"><text:tab/><text:tab/><text:tab/>}<text:tab/><text:tab/><text:tab/></text:p>
            <text:p text:style-name="P13"><text:tab/><text:tab/><text:tab/>if( Prev_R == Del) // найден элемент для замены R и его родителя Prev_R </text:p>
            <text:p text:style-name="P13"><text:tab/><text:tab/><text:tab/> <text:s text:c="3"/>R-&gt;Right = Del-&gt;Right;</text:p>
            <text:p text:style-name="P13"><text:tab/><text:tab/><text:tab/>else </text:p>
            <text:p text:style-name="P13"><text:tab/><text:tab/><text:tab/>{<text:tab/>R-&gt;Right = Del-&gt;Right;</text:p>
            <text:p text:style-name="P13"><text:tab/><text:tab/><text:tab/><text:tab/>Prev_R-&gt;Right = R-&gt;Left;</text:p>
            <text:p text:style-name="P13"><text:tab/><text:tab/><text:tab/><text:tab/>R-&gt;Left = Prev_R;</text:p>
            <text:p text:style-name="P13"><text:tab/><text:tab/><text:tab/>}</text:p>
            <text:p text:style-name="P13"><text:tab/><text:tab/>}</text:p>
            <text:p text:style-name="P13"><text:tab/>if (Del== Root) Root = R;<text:tab/>//удаление корня и замена его на R</text:p>
            <text:p text:style-name="P13"><text:soft-page-break/><text:tab/>else</text:p>
            <text:p text:style-name="P13"><text:tab/>// поддерево R присоединяется к родителю удаляемого узла</text:p>
            <text:p text:style-name="P13"><text:tab/><text:tab/>if (Del-&gt;key &lt; Prev_Del-&gt;key) </text:p>
            <text:p text:style-name="P13"><text:tab/><text:tab/><text:tab/>Prev_Del-&gt;Left = R; <text:s/>//на левую ветвь </text:p>
            <text:p text:style-name="P13"><text:tab/><text:tab/>else </text:p>
            <text:p text:style-name="P13"><text:tab/><text:tab/><text:tab/>Prev_Del-&gt;Right = R;<text:tab/>//на правую ветвь</text:p>
            <text:p text:style-name="P13"><text:tab/>int tmp = Del-&gt;key;</text:p>
            <text:p text:style-name="P13"><text:tab/>cout &lt;&lt; "\nУдален элемент с ключом " &lt;&lt; tmp &lt;&lt; endl; </text:p>
            <text:p text:style-name="P13"><text:tab/>delete Del; </text:p>
            <text:p text:style-name="P13"><text:tab/>return Root;</text:p>
            <text:p text:style-name="P13">}</text:p>
            <text:p text:style-name="P13"/>
            <text:p text:style-name="P13">Tree* search(Tree* n, int key) { <text:s/></text:p>
            <text:p text:style-name="P13"><text:s text:c="4"/>if (n == NULL) { <text:s/></text:p>
            <text:p text:style-name="P13"><text:s text:c="8"/>cout &lt;&lt; "Нет такого элемента\n"; <text:s/></text:p>
            <text:p text:style-name="P13"><text:s text:c="8"/>return NULL; <text:s/></text:p>
            <text:p text:style-name="P13"><text:s text:c="4"/>} <text:s/></text:p>
            <text:p text:style-name="P13"><text:s text:c="4"/>if (key &lt; n-&gt;key) { <text:s/></text:p>
            <text:p text:style-name="P13"><text:s text:c="8"/>return search(n-&gt;Left, key); <text:s/></text:p>
            <text:p text:style-name="P13"><text:s text:c="4"/>} else if (key &gt; n-&gt;key) { <text:s/></text:p>
            <text:p text:style-name="P13"><text:s text:c="8"/>return search(n-&gt;Right, key); <text:s/></text:p>
            <text:p text:style-name="P13"><text:s text:c="4"/>} else { <text:s/></text:p>
            <text:p text:style-name="P13"><text:s text:c="8"/>return n; <text:s/>// Найден</text:p>
            <text:p text:style-name="P13"><text:s text:c="4"/>} <text:s/></text:p>
            <text:p text:style-name="P13">}</text:p>
            <text:p text:style-name="P13"/>
            <text:p text:style-name="P13">int count(Tree *t, char letter) //Подсчет количества слов</text:p>
            <text:p text:style-name="P13">{ <text:tab/>if (t) </text:p>
            <text:p text:style-name="P13"><text:tab/>{ <text:s/><text:tab/>count(t -&gt; Right, letter);<text:tab/></text:p>
            <text:p text:style-name="P13"><text:tab/><text:tab/>if(*(t-&gt;text) == letter) <text:s/></text:p>
            <text:p text:style-name="P13"><text:tab/><text:tab/><text:tab/>c++;</text:p>
            <text:p text:style-name="P13"><text:tab/><text:tab/>count(t -&gt; Left, letter);<text:tab/></text:p>
            <text:p text:style-name="P13"><text:tab/>}</text:p>
            <text:p text:style-name="P13"><text:tab/>return c;</text:p>
            <text:p text:style-name="P13">}</text:p>
            <text:p text:style-name="P13"/>
            <text:p text:style-name="P13">int view (Tree *t, int level ) //Вывод дерева </text:p>
            <text:p text:style-name="P13">{ <text:s/><text:tab/>if (t) </text:p>
            <text:p text:style-name="P13"><text:tab/>{ <text:s/><text:tab/>view (t -&gt; Right, level+1);<text:tab/>//вывод правого поддерева</text:p>
            <text:p text:style-name="P13"><text:tab/> <text:s text:c="4"/>for (int i = 0; i &lt; level; i++) <text:s/></text:p>
            <text:p text:style-name="P13"><text:tab/><text:tab/><text:tab/>cout&lt;&lt;" <text:s text:c="2"/>"; </text:p>
            <text:p text:style-name="P13"><text:tab/><text:tab/>int tm = t-&gt;key; </text:p>
            <text:p text:style-name="P13"><text:tab/><text:tab/>cout&lt;&lt;tm&lt;&lt;' '; </text:p>
            <text:p text:style-name="P13"><text:tab/><text:tab/>puts(t-&gt;text); <text:tab/><text:tab/><text:tab/></text:p>
            <text:p text:style-name="P13"><text:s text:c="9"/>view(t -&gt; Left, level+1);<text:tab/>//вывод левого поддерева</text:p>
            <text:p text:style-name="P13"><text:s text:c="9"/>return 0;</text:p>
            <text:p text:style-name="P13"><text:tab/>}</text:p>
            <text:p text:style-name="P13"><text:s text:c="3"/>return 1;</text:p>
            <text:p text:style-name="P13">}</text:p>
            <text:p text:style-name="P13"/>
            <text:p text:style-name="P13">bool delAll(Tree* t) //Очистка дерева</text:p>
            <text:p text:style-name="P13">{</text:p>
            <text:p text:style-name="P13"><text:tab/>if (t != NULL)</text:p>
            <text:p text:style-name="P13"><text:tab/>{</text:p>
            <text:p text:style-name="P13"><text:tab/><text:tab/>delAll(t-&gt;Left);</text:p>
            <text:p text:style-name="P13"><text:tab/><text:tab/>delAll(t-&gt;Right);</text:p>
            <text:p text:style-name="P13"><text:tab/><text:tab/>delete t;</text:p>
            <text:p text:style-name="P13"><text:soft-page-break/><text:tab/><text:tab/>return true;</text:p>
            <text:p text:style-name="P13"><text:tab/>}</text:p>
            <text:p text:style-name="P13"><text:tab/>return false;</text:p>
            <text:p text:style-name="P13">}</text:p>
          </table:table-cell>
        </table:table-row>
      </table:table>
      <text:p text:style-name="P4">3(Индивидуальное задание). <text:span text:style-name="T7">Дан указатель </text:span><text:span text:style-name="T8">p1</text:span><text:span text:style-name="T7"> на корень непустого дерева и число </text:span><text:span text:style-name="T8">k</text:span><text:span text:style-name="T7">. Написать функцию вывода количества вершин дерева, значение которых равно </text:span><text:span text:style-name="T8">k</text:span><text:span text:style-name="T7">.</text:span></text:p>
      <text:p text:style-name="P4"><text:span text:style-name="T7">Код:</text:span></text:p>
      <table:table table:name="Table3" table:style-name="Table3" table:template-name="Default Style">
        <table:table-column table:style-name="Table3.A"/>
        <table:table-row>
          <table:table-cell table:style-name="Table3.A1" office:value-type="string">
            <text:p text:style-name="P12">#include &lt;iostream&gt;</text:p>
            <text:p text:style-name="P12">using namespace std;</text:p>
            <text:p text:style-name="P12"/>
            <text:p text:style-name="P12">struct Tree {</text:p>
            <text:p text:style-name="P12"><text:s text:c="4"/>int key;</text:p>
            <text:p text:style-name="P12"><text:s text:c="4"/>int num;</text:p>
            <text:p text:style-name="P12"><text:s text:c="4"/>Tree *Left, *Right;</text:p>
            <text:p text:style-name="P12">};</text:p>
            <text:p text:style-name="P12"/>
            <text:p text:style-name="P12">Tree* list(int i, int number) {</text:p>
            <text:p text:style-name="P12"><text:s text:c="4"/>Tree *t = new Tree;</text:p>
            <text:p text:style-name="P12"><text:s text:c="4"/>t-&gt;key = i;</text:p>
            <text:p text:style-name="P12"><text:s text:c="4"/>t-&gt;num = number;</text:p>
            <text:p text:style-name="P12"><text:s text:c="4"/>t-&gt;Left = t-&gt;Right = NULL;</text:p>
            <text:p text:style-name="P12"><text:s text:c="4"/>return t;</text:p>
            <text:p text:style-name="P12">}</text:p>
            <text:p text:style-name="P12"/>
            <text:p text:style-name="P12">Tree* insertElem(Tree *&amp;t, int key, int number) {</text:p>
            <text:p text:style-name="P12"><text:s text:c="4"/>if (!t) {</text:p>
            <text:p text:style-name="P12"><text:s text:c="8"/>t = list(key, number);</text:p>
            <text:p text:style-name="P12"><text:s text:c="8"/>return t;</text:p>
            <text:p text:style-name="P12"><text:s text:c="4"/>}</text:p>
            <text:p text:style-name="P12"><text:s text:c="4"/>Tree *Prev = t;</text:p>
            <text:p text:style-name="P12"><text:s text:c="4"/>while (true) {</text:p>
            <text:p text:style-name="P12"><text:s text:c="8"/>if (key == Prev-&gt;key) break;</text:p>
            <text:p text:style-name="P12"><text:s text:c="8"/>if (key &lt; Prev-&gt;key) {</text:p>
            <text:p text:style-name="P12"><text:s text:c="12"/>if (!Prev-&gt;Left) {</text:p>
            <text:p text:style-name="P12"><text:s text:c="16"/>Prev-&gt;Left = list(key, number);</text:p>
            <text:p text:style-name="P12"><text:s text:c="16"/>break;</text:p>
            <text:p text:style-name="P12"><text:s text:c="12"/>}</text:p>
            <text:p text:style-name="P12"><text:s text:c="12"/>Prev = Prev-&gt;Left;</text:p>
            <text:p text:style-name="P12"><text:s text:c="8"/>} else {</text:p>
            <text:p text:style-name="P12"><text:s text:c="12"/>if (!Prev-&gt;Right) {</text:p>
            <text:p text:style-name="P12"><text:s text:c="16"/>Prev-&gt;Right = list(key, number);</text:p>
            <text:p text:style-name="P12"><text:s text:c="16"/>break;</text:p>
            <text:p text:style-name="P12"><text:s text:c="12"/>}</text:p>
            <text:p text:style-name="P12"><text:s text:c="12"/>Prev = Prev-&gt;Right;</text:p>
            <text:p text:style-name="P12"><text:s text:c="8"/>}</text:p>
            <text:p text:style-name="P12"><text:s text:c="4"/>}</text:p>
            <text:p text:style-name="P12"><text:s text:c="4"/>return t;</text:p>
            <text:p text:style-name="P12">}</text:p>
            <text:p text:style-name="P12"/>
            <text:p text:style-name="P12">Tree* search(Tree* n, int key) {</text:p>
            <text:p text:style-name="P12"><text:s text:c="4"/>if (!n) return NULL;</text:p>
            <text:p text:style-name="P12"><text:s text:c="4"/>if (key &lt; n-&gt;key) return search(n-&gt;Left, key);</text:p>
            <text:p text:style-name="P12"><text:s text:c="4"/>else if (key &gt; n-&gt;key) return search(n-&gt;Right, key);</text:p>
            <text:p text:style-name="P12"><text:s text:c="4"/>else return n;</text:p>
            <text:p text:style-name="P12">}</text:p>
            <text:p text:style-name="P12"><text:soft-page-break/></text:p>
            <text:p text:style-name="P12">Tree* findMin(Tree* t) {</text:p>
            <text:p text:style-name="P12"><text:s text:c="4"/>while (t &amp;&amp; t-&gt;Left) t = t-&gt;Left;</text:p>
            <text:p text:style-name="P12"><text:s text:c="4"/>return t;</text:p>
            <text:p text:style-name="P12">}</text:p>
            <text:p text:style-name="P12"/>
            <text:p text:style-name="P12">Tree* delet(Tree* Root, int key) {</text:p>
            <text:p text:style-name="P12"><text:s text:c="4"/>if (!Root) return NULL;</text:p>
            <text:p text:style-name="P12"><text:s text:c="4"/>if (key &lt; Root-&gt;key) Root-&gt;Left = delet(Root-&gt;Left, key);</text:p>
            <text:p text:style-name="P12"><text:s text:c="4"/>else if (key &gt; Root-&gt;key) Root-&gt;Right = delet(Root-&gt;Right, key);</text:p>
            <text:p text:style-name="P12"><text:s text:c="4"/>else {</text:p>
            <text:p text:style-name="P12"><text:s text:c="8"/>if (!Root-&gt;Left) {</text:p>
            <text:p text:style-name="P12"><text:s text:c="12"/>Tree* temp = Root-&gt;Right;</text:p>
            <text:p text:style-name="P12"><text:s text:c="12"/>delete Root;</text:p>
            <text:p text:style-name="P12"><text:s text:c="12"/>return temp;</text:p>
            <text:p text:style-name="P12"><text:s text:c="8"/>} else if (!Root-&gt;Right) {</text:p>
            <text:p text:style-name="P12"><text:s text:c="12"/>Tree* temp = Root-&gt;Left;</text:p>
            <text:p text:style-name="P12"><text:s text:c="12"/>delete Root;</text:p>
            <text:p text:style-name="P12"><text:s text:c="12"/>return temp;</text:p>
            <text:p text:style-name="P12"><text:s text:c="8"/>}</text:p>
            <text:p text:style-name="P12"><text:s text:c="8"/>Tree* temp = findMin(Root-&gt;Right);</text:p>
            <text:p text:style-name="P12"><text:s text:c="8"/>Root-&gt;key = temp-&gt;key;</text:p>
            <text:p text:style-name="P12"><text:s text:c="8"/>Root-&gt;num = temp-&gt;num;</text:p>
            <text:p text:style-name="P12"><text:s text:c="8"/>Root-&gt;Right = delet(Root-&gt;Right, temp-&gt;key);</text:p>
            <text:p text:style-name="P12"><text:s text:c="4"/>}</text:p>
            <text:p text:style-name="P12"><text:s text:c="4"/>return Root;</text:p>
            <text:p text:style-name="P12">}</text:p>
            <text:p text:style-name="P12"/>
            <text:p text:style-name="P12">void view(Tree *t, int level) {</text:p>
            <text:p text:style-name="P12"><text:s text:c="4"/>if (t) {</text:p>
            <text:p text:style-name="P12"><text:s text:c="8"/>view(t-&gt;Right, level + 1);</text:p>
            <text:p text:style-name="P12"><text:s text:c="8"/>for (int i = 0; i &lt; level; i++) cout &lt;&lt; " <text:s text:c="2"/>";</text:p>
            <text:p text:style-name="P12"><text:s text:c="8"/>cout &lt;&lt; t-&gt;key &lt;&lt; " (" &lt;&lt; t-&gt;num &lt;&lt; ")\n";</text:p>
            <text:p text:style-name="P12"><text:s text:c="8"/>view(t-&gt;Left, level + 1);</text:p>
            <text:p text:style-name="P12"><text:s text:c="4"/>}</text:p>
            <text:p text:style-name="P12">}</text:p>
            <text:p text:style-name="P12"/>
            <text:p text:style-name="P12">int count(Tree *t, int number) {</text:p>
            <text:p text:style-name="P12"><text:s text:c="4"/>if (!t) return 0;</text:p>
            <text:p text:style-name="P12"><text:s text:c="4"/>return (t-&gt;num == number) + count(t-&gt;Left, number) + count(t-&gt;Right, number);</text:p>
            <text:p text:style-name="P12">}</text:p>
            <text:p text:style-name="P12"/>
            <text:p text:style-name="P12">void delAll(Tree* t) {</text:p>
            <text:p text:style-name="P12"><text:s text:c="4"/>if (t) {</text:p>
            <text:p text:style-name="P12"><text:s text:c="8"/>delAll(t-&gt;Left);</text:p>
            <text:p text:style-name="P12"><text:s text:c="8"/>delAll(t-&gt;Right);</text:p>
            <text:p text:style-name="P12"><text:s text:c="8"/>delete t;</text:p>
            <text:p text:style-name="P12"><text:s text:c="4"/>}</text:p>
            <text:p text:style-name="P12">}</text:p>
            <text:p text:style-name="P12"/>
            <text:p text:style-name="P12">Tree* makeTree() {</text:p>
            <text:p text:style-name="P12"><text:s text:c="4"/>Tree* Root = NULL;</text:p>
            <text:p text:style-name="P12"><text:s text:c="4"/>int key, number;</text:p>
            <text:p text:style-name="P12"><text:s text:c="4"/>cout &lt;&lt; "Конец ввода - отрицательное число\n\n";</text:p>
            <text:p text:style-name="P12"><text:s text:c="4"/>cout &lt;&lt; "Введите ключ корня: ";</text:p>
            <text:p text:style-name="P12"><text:s text:c="4"/>cin &gt;&gt; key;</text:p>
            <text:p text:style-name="P12"><text:soft-page-break/><text:s text:c="4"/>if (key &lt; 0) return NULL;</text:p>
            <text:p text:style-name="P12"><text:s text:c="4"/>cout &lt;&lt; "Введите число корня: ";</text:p>
            <text:p text:style-name="P12"><text:s text:c="4"/>cin &gt;&gt; number;</text:p>
            <text:p text:style-name="P12"><text:s text:c="4"/>Root = insertElem(Root, key, number);</text:p>
            <text:p text:style-name="P12"><text:s text:c="4"/>while (true) {</text:p>
            <text:p text:style-name="P12"><text:s text:c="8"/>cout &lt;&lt; "\nВведите ключ: ";</text:p>
            <text:p text:style-name="P12"><text:s text:c="8"/>cin &gt;&gt; key;</text:p>
            <text:p text:style-name="P12"><text:s text:c="8"/>if (key &lt; 0) break;</text:p>
            <text:p text:style-name="P12"><text:s text:c="8"/>cout &lt;&lt; "Введите число: ";</text:p>
            <text:p text:style-name="P12"><text:s text:c="8"/>cin &gt;&gt; number;</text:p>
            <text:p text:style-name="P12"><text:s text:c="8"/>insertElem(Root, key, number);</text:p>
            <text:p text:style-name="P12"><text:s text:c="4"/>}</text:p>
            <text:p text:style-name="P12"><text:s text:c="4"/>return Root;</text:p>
            <text:p text:style-name="P12">}</text:p>
            <text:p text:style-name="P12"/>
            <text:p text:style-name="P12">int main() {</text:p>
            <text:p text:style-name="P12"><text:s text:c="4"/>setlocale(0, "Russian");</text:p>
            <text:p text:style-name="P12"><text:s text:c="4"/>Tree *Root = NULL;</text:p>
            <text:p text:style-name="P12"><text:s text:c="4"/>int choice, key, number;</text:p>
            <text:p text:style-name="P12"><text:s text:c="4"/>while (true) {</text:p>
            <text:p text:style-name="P12"><text:s text:c="8"/>cout &lt;&lt; "1 - Создание дерева\n";</text:p>
            <text:p text:style-name="P12"><text:s text:c="8"/>cout &lt;&lt; "2 - Добавление элемента\n";</text:p>
            <text:p text:style-name="P12"><text:s text:c="8"/>cout &lt;&lt; "3 - Поиск по ключу\n";</text:p>
            <text:p text:style-name="P12"><text:s text:c="8"/>cout &lt;&lt; "4 - Удаление элемента\n";</text:p>
            <text:p text:style-name="P12"><text:s text:c="8"/>cout &lt;&lt; "5 - Вывод дерева\n";</text:p>
            <text:p text:style-name="P12"><text:s text:c="8"/>cout &lt;&lt; "6 - Подсчет количества чисел\n";</text:p>
            <text:p text:style-name="P12"><text:s text:c="8"/>cout &lt;&lt; "7 - Очистка дерева\n";</text:p>
            <text:p text:style-name="P12"><text:s text:c="8"/>cout &lt;&lt; "8 - Выход\n";</text:p>
            <text:p text:style-name="P12"><text:s text:c="8"/>cout &lt;&lt; "Ваш выбор? ";</text:p>
            <text:p text:style-name="P12"><text:s text:c="8"/>cin &gt;&gt; choice;</text:p>
            <text:p text:style-name="P12"><text:s text:c="8"/>switch (choice) {</text:p>
            <text:p text:style-name="P12"><text:s text:c="12"/>case 1:</text:p>
            <text:p text:style-name="P12"><text:s text:c="16"/>Root = makeTree();</text:p>
            <text:p text:style-name="P12"><text:s text:c="16"/>break;</text:p>
            <text:p text:style-name="P12"><text:s text:c="12"/>case 2:</text:p>
            <text:p text:style-name="P12"><text:s text:c="16"/>cout &lt;&lt; "Введите ключ: ";</text:p>
            <text:p text:style-name="P12"><text:s text:c="16"/>cin &gt;&gt; key;</text:p>
            <text:p text:style-name="P12"><text:s text:c="16"/>cout &lt;&lt; "Введите число: ";</text:p>
            <text:p text:style-name="P12"><text:s text:c="16"/>cin &gt;&gt; number;</text:p>
            <text:p text:style-name="P12"><text:s text:c="16"/>insertElem(Root, key, number);</text:p>
            <text:p text:style-name="P12"><text:s text:c="16"/>break;</text:p>
            <text:p text:style-name="P12"><text:s text:c="12"/>case 3: {</text:p>
            <text:p text:style-name="P12"><text:s text:c="16"/>cout &lt;&lt; "Введите ключ: ";</text:p>
            <text:p text:style-name="P12"><text:s text:c="16"/>cin &gt;&gt; key;</text:p>
            <text:p text:style-name="P12"><text:s text:c="16"/>Tree* rc = search(Root, key);</text:p>
            <text:p text:style-name="P12"><text:s text:c="16"/>if (rc) cout &lt;&lt; "Найденное число: " &lt;&lt; rc-&gt;num &lt;&lt; endl;</text:p>
            <text:p text:style-name="P12"><text:s text:c="16"/>else cout &lt;&lt; "Элемент не найден\n";</text:p>
            <text:p text:style-name="P12"><text:s text:c="16"/>break;</text:p>
            <text:p text:style-name="P12"><text:s text:c="12"/>}</text:p>
            <text:p text:style-name="P12"><text:s text:c="12"/>case 4:</text:p>
            <text:p text:style-name="P12"><text:s text:c="16"/>cout &lt;&lt; "Введите удаляемый ключ: ";</text:p>
            <text:p text:style-name="P12"><text:s text:c="16"/>cin &gt;&gt; key;</text:p>
            <text:p text:style-name="P12"><text:s text:c="16"/>Root = delet(Root, key);</text:p>
            <text:p text:style-name="P12"><text:s text:c="16"/>break;</text:p>
            <text:p text:style-name="P12"><text:s text:c="12"/>case 5:</text:p>
            <text:p text:style-name="P12"><text:s text:c="16"/>if (Root) {</text:p>
            <text:p text:style-name="P12"><text:soft-page-break/><text:s text:c="20"/>cout &lt;&lt; "Дерево повернуто на 90 град. влево:\n";</text:p>
            <text:p text:style-name="P12"><text:s text:c="20"/>view(Root, 0);</text:p>
            <text:p text:style-name="P12"><text:s text:c="16"/>} else cout &lt;&lt; "Дерево пустое\n";</text:p>
            <text:p text:style-name="P12"><text:s text:c="16"/>break;</text:p>
            <text:p text:style-name="P12"><text:s text:c="12"/>case 6:</text:p>
            <text:p text:style-name="P12"><text:s text:c="16"/>cout &lt;&lt; "Введите число: ";</text:p>
            <text:p text:style-name="P12"><text:s text:c="16"/>cin &gt;&gt; number;</text:p>
            <text:p text:style-name="P12"><text:s text:c="16"/>cout &lt;&lt; "Количество узлов: " &lt;&lt; count(Root, number) &lt;&lt; endl;</text:p>
            <text:p text:style-name="P12"><text:s text:c="16"/>break;</text:p>
            <text:p text:style-name="P12"><text:s text:c="12"/>case 7:</text:p>
            <text:p text:style-name="P12"><text:s text:c="16"/>delAll(Root);</text:p>
            <text:p text:style-name="P12"><text:s text:c="16"/>Root = NULL;</text:p>
            <text:p text:style-name="P12"><text:s text:c="16"/>break;</text:p>
            <text:p text:style-name="P12"><text:s text:c="12"/>case 8:</text:p>
            <text:p text:style-name="P12"><text:s text:c="16"/>exit(0);</text:p>
            <text:p text:style-name="P12"><text:s text:c="12"/>default:</text:p>
            <text:p text:style-name="P12"><text:s text:c="16"/>cout &lt;&lt; "Неверный выбор\n";</text:p>
            <text:p text:style-name="P12"><text:s text:c="8"/>}</text:p>
            <text:p text:style-name="P12"><text:s text:c="4"/>}</text:p>
            <text:p text:style-name="P12">}</text:p>
          </table:table-cell>
        </table:table-row>
      </table:table>
      <text:p text:style-name="P4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00:28:34.341202460</meta:creation-date>
    <dc:date>2025-05-22T02:07:56.813709225</dc:date>
    <meta:editing-duration>PT1H17M54S</meta:editing-duration>
    <meta:editing-cycles>6</meta:editing-cycles>
    <meta:generator>LibreOffice/24.2.7.2$Linux_X86_64 LibreOffice_project/420$Build-2</meta:generator>
    <meta:document-statistic meta:table-count="3" meta:image-count="0" meta:object-count="0" meta:page-count="9" meta:paragraph-count="429" meta:word-count="1744" meta:character-count="12079" meta:non-whitespace-character-count="8289"/>
  </office:meta>
</office:document-meta>
</file>